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2" svg:font-family="'Noto Sans'" style:font-family-generic="swiss"/>
    <style:font-face style:name="Noto Color Emoji" svg:font-family="'Noto Color Emoji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5">
      <style:text-properties officeooo:paragraph-rsid="006b4a93"/>
    </style:style>
    <style:style style:name="P2" style:family="paragraph" style:parent-style-name="Text_20_body">
      <style:text-properties style:font-name="Cantarell"/>
    </style:style>
    <style:style style:name="P3" style:family="paragraph" style:parent-style-name="Text_20_body" style:list-style-name="L1">
      <style:text-properties style:font-name="Cantarell"/>
    </style:style>
    <style:style style:name="P4" style:family="paragraph" style:parent-style-name="Text_20_body" style:list-style-name="L3">
      <style:text-properties style:font-name="Cantarell"/>
    </style:style>
    <style:style style:name="P5" style:family="paragraph" style:parent-style-name="Text_20_body" style:list-style-name="L4">
      <style:text-properties style:font-name="Cantarell"/>
    </style:style>
    <style:style style:name="P6" style:family="paragraph" style:parent-style-name="Text_20_body" style:list-style-name="L5">
      <style:text-properties style:font-name="Cantarell"/>
    </style:style>
    <style:style style:name="P7" style:family="paragraph" style:parent-style-name="Text_20_body" style:list-style-name="L6">
      <style:text-properties style:font-name="Cantarell"/>
    </style:style>
    <style:style style:name="P8" style:family="paragraph" style:parent-style-name="Text_20_body" style:list-style-name="L8">
      <style:text-properties style:font-name="Cantarell"/>
    </style:style>
    <style:style style:name="P9" style:family="paragraph" style:parent-style-name="Text_20_body" style:list-style-name="L9">
      <style:text-properties style:font-name="Cantarell"/>
    </style:style>
    <style:style style:name="P10" style:family="paragraph" style:parent-style-name="Text_20_body" style:list-style-name="L10">
      <style:text-properties style:font-name="Cantarell"/>
    </style:style>
    <style:style style:name="P11" style:family="paragraph" style:parent-style-name="Text_20_body" style:list-style-name="L11">
      <style:text-properties style:font-name="Cantarell"/>
    </style:style>
    <style:style style:name="P12" style:family="paragraph" style:parent-style-name="Text_20_body" style:list-style-name="L18">
      <style:text-properties style:font-name="Cantarell"/>
    </style:style>
    <style:style style:name="P13" style:family="paragraph" style:parent-style-name="Text_20_body" style:list-style-name="L12">
      <style:text-properties style:font-name="Cantarell"/>
    </style:style>
    <style:style style:name="P14" style:family="paragraph" style:parent-style-name="Text_20_body" style:list-style-name="L13">
      <style:text-properties style:font-name="Cantarell"/>
    </style:style>
    <style:style style:name="P15" style:family="paragraph" style:parent-style-name="Text_20_body" style:list-style-name="L14">
      <style:text-properties style:font-name="Cantarell"/>
    </style:style>
    <style:style style:name="P16" style:family="paragraph" style:parent-style-name="Text_20_body" style:list-style-name="L16">
      <style:text-properties style:font-name="Cantarell"/>
    </style:style>
    <style:style style:name="P17" style:family="paragraph" style:parent-style-name="Text_20_body" style:list-style-name="L16">
      <style:text-properties style:font-name="Cantarell" officeooo:rsid="0045664e" officeooo:paragraph-rsid="0045664e"/>
    </style:style>
    <style:style style:name="P18" style:family="paragraph" style:parent-style-name="Text_20_body" style:list-style-name="L17">
      <style:text-properties style:font-name="Cantarell"/>
    </style:style>
    <style:style style:name="P19" style:family="paragraph" style:parent-style-name="Text_20_body" style:list-style-name="L19">
      <style:text-properties style:font-name="Cantarell"/>
    </style:style>
    <style:style style:name="P20" style:family="paragraph" style:parent-style-name="Text_20_body" style:list-style-name="L21">
      <style:text-properties style:font-name="Cantarell"/>
    </style:style>
    <style:style style:name="P21" style:family="paragraph" style:parent-style-name="Text_20_body" style:list-style-name="L21">
      <style:text-properties style:font-name="Cantarell" officeooo:paragraph-rsid="004add1e"/>
    </style:style>
    <style:style style:name="P22" style:family="paragraph" style:parent-style-name="Text_20_body" style:list-style-name="L21">
      <style:text-properties style:font-name="Cantarell" officeooo:paragraph-rsid="004c07a7"/>
    </style:style>
    <style:style style:name="P23" style:family="paragraph" style:parent-style-name="Text_20_body" style:list-style-name="L21">
      <style:text-properties style:font-name="Cantarell" officeooo:paragraph-rsid="004d1aa0"/>
    </style:style>
    <style:style style:name="P24" style:family="paragraph" style:parent-style-name="Text_20_body">
      <style:text-properties style:font-name="Cantarell" officeooo:paragraph-rsid="0045664e"/>
    </style:style>
    <style:style style:name="P25" style:family="paragraph" style:parent-style-name="Text_20_body">
      <style:text-properties style:font-name="Cantarell" officeooo:rsid="0057b9eb" officeooo:paragraph-rsid="0057b9eb"/>
    </style:style>
    <style:style style:name="P26" style:family="paragraph" style:parent-style-name="Text_20_body" style:list-style-name="L23">
      <style:text-properties style:font-name="Cantarell" officeooo:rsid="0057b9eb" officeooo:paragraph-rsid="0057b9eb"/>
    </style:style>
    <style:style style:name="P27" style:family="paragraph" style:parent-style-name="Text_20_body">
      <style:text-properties style:font-name="Cantarell" officeooo:rsid="005bd40f" officeooo:paragraph-rsid="005bd40f"/>
    </style:style>
    <style:style style:name="P28" style:family="paragraph" style:parent-style-name="Text_20_body" style:list-style-name="L24">
      <style:text-properties style:font-name="Cantarell" officeooo:rsid="005d36ec" officeooo:paragraph-rsid="005d36ec"/>
    </style:style>
    <style:style style:name="P29" style:family="paragraph" style:parent-style-name="Text_20_body">
      <style:text-properties style:font-name="Cantarell" officeooo:rsid="005e72a8" officeooo:paragraph-rsid="005e72a8"/>
    </style:style>
    <style:style style:name="P30" style:family="paragraph" style:parent-style-name="Text_20_body" style:list-style-name="L25">
      <style:text-properties style:font-name="Cantarell" officeooo:rsid="005e72a8" officeooo:paragraph-rsid="005e72a8"/>
    </style:style>
    <style:style style:name="P31" style:family="paragraph" style:parent-style-name="Text_20_body" style:list-style-name="L25">
      <style:text-properties style:font-name="Cantarell" officeooo:rsid="005e72a8" officeooo:paragraph-rsid="00625733"/>
    </style:style>
    <style:style style:name="P32" style:family="paragraph" style:parent-style-name="Text_20_body" style:list-style-name="L26">
      <style:text-properties style:font-name="Cantarell" officeooo:rsid="005e72a8" officeooo:paragraph-rsid="0066ad14"/>
    </style:style>
    <style:style style:name="P33" style:family="paragraph" style:parent-style-name="Text_20_body">
      <style:text-properties style:font-name="Cantarell" officeooo:rsid="005e72a8" officeooo:paragraph-rsid="0066ad14"/>
    </style:style>
    <style:style style:name="P34" style:family="paragraph" style:parent-style-name="Text_20_body">
      <style:text-properties style:font-name="Cantarell" officeooo:rsid="00625733" officeooo:paragraph-rsid="00625733"/>
    </style:style>
    <style:style style:name="P35" style:family="paragraph" style:parent-style-name="Text_20_body">
      <style:text-properties style:font-name="Cantarell" officeooo:rsid="00625733" officeooo:paragraph-rsid="0066ad14"/>
    </style:style>
    <style:style style:name="T1" style:family="text">
      <style:text-properties style:font-name="Noto Sans" fo:font-size="12pt" officeooo:rsid="0059177d" style:font-size-asian="12pt" style:font-size-complex="12pt"/>
    </style:style>
    <style:style style:name="T2" style:family="text">
      <style:text-properties officeooo:rsid="0013b594"/>
    </style:style>
    <style:style style:name="T3" style:family="text">
      <style:text-properties officeooo:rsid="00150b9c"/>
    </style:style>
    <style:style style:name="T4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01c6b2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a1660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d1356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1ba32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0a5d7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officeooo:rsid="00185fa2"/>
    </style:style>
    <style:style style:name="T11" style:family="text">
      <style:text-properties officeooo:rsid="001a56c2"/>
    </style:style>
    <style:style style:name="T12" style:family="text">
      <style:text-properties officeooo:rsid="001ba368"/>
    </style:style>
    <style:style style:name="T13" style:family="text">
      <style:text-properties officeooo:rsid="001c6b2f"/>
    </style:style>
    <style:style style:name="T14" style:family="text">
      <style:text-properties officeooo:rsid="001f0d91"/>
    </style:style>
    <style:style style:name="T15" style:family="text">
      <style:text-properties officeooo:rsid="0020a5d7"/>
    </style:style>
    <style:style style:name="T16" style:family="text">
      <style:text-properties officeooo:rsid="00221fc0"/>
    </style:style>
    <style:style style:name="T17" style:family="text">
      <style:text-properties officeooo:rsid="0023e2c4"/>
    </style:style>
    <style:style style:name="T18" style:family="text">
      <style:text-properties officeooo:rsid="002694da"/>
    </style:style>
    <style:style style:name="T19" style:family="text">
      <style:text-properties officeooo:rsid="0026e72c"/>
    </style:style>
    <style:style style:name="T20" style:family="text">
      <style:text-properties style:text-position="sub 58%" officeooo:rsid="0026e72c"/>
    </style:style>
    <style:style style:name="T21" style:family="text">
      <style:text-properties style:text-position="sub 58%" officeooo:rsid="00292b1a"/>
    </style:style>
    <style:style style:name="T22" style:family="text">
      <style:text-properties style:text-position="sub 58%" fo:font-weight="normal" officeooo:rsid="0026e72c" style:font-weight-asian="normal" style:font-weight-complex="normal"/>
    </style:style>
    <style:style style:name="T23" style:family="text">
      <style:text-properties style:text-position="0% 100%"/>
    </style:style>
    <style:style style:name="T24" style:family="text">
      <style:text-properties style:text-position="0% 100%" officeooo:rsid="0026e72c"/>
    </style:style>
    <style:style style:name="T25" style:family="text">
      <style:text-properties style:text-position="0% 100%" style:font-name="Noto Sans" fo:font-size="12pt" officeooo:rsid="0045664e" style:font-size-asian="12pt" style:font-size-complex="12pt"/>
    </style:style>
    <style:style style:name="T26" style:family="text">
      <style:text-properties style:text-position="0% 100%" officeooo:rsid="00292b1a"/>
    </style:style>
    <style:style style:name="T27" style:family="text">
      <style:text-properties style:text-position="0% 100%" officeooo:rsid="002e31b1"/>
    </style:style>
    <style:style style:name="T28" style:family="text">
      <style:text-properties style:text-position="0% 100%" officeooo:rsid="002568e6"/>
    </style:style>
    <style:style style:name="T29" style:family="text">
      <style:text-properties style:text-position="0% 100%" officeooo:rsid="002fb695"/>
    </style:style>
    <style:style style:name="T30" style:family="text">
      <style:text-properties style:text-position="0% 100%" officeooo:rsid="00359982"/>
    </style:style>
    <style:style style:name="T31" style:family="text">
      <style:text-properties style:text-position="0% 100%" officeooo:rsid="003673e8"/>
    </style:style>
    <style:style style:name="T32" style:family="text">
      <style:text-properties style:text-position="0% 100%" officeooo:rsid="003ef7a7"/>
    </style:style>
    <style:style style:name="T33" style:family="text">
      <style:text-properties style:text-position="0% 100%" officeooo:rsid="004097be"/>
    </style:style>
    <style:style style:name="T34" style:family="text">
      <style:text-properties style:text-position="0% 100%" officeooo:rsid="00185fa2"/>
    </style:style>
    <style:style style:name="T35" style:family="text">
      <style:text-properties style:text-position="0% 100%" officeooo:rsid="0037cd81"/>
    </style:style>
    <style:style style:name="T36" style:family="text">
      <style:text-properties style:text-position="0% 100%" officeooo:rsid="00277132"/>
    </style:style>
    <style:style style:name="T37" style:family="text">
      <style:text-properties style:text-position="0% 100%" officeooo:rsid="0043db9c"/>
    </style:style>
    <style:style style:name="T38" style:family="text">
      <style:text-properties style:text-position="0% 100%" officeooo:rsid="0045664e"/>
    </style:style>
    <style:style style:name="T39" style:family="text">
      <style:text-properties style:text-position="0% 100%" fo:font-weight="normal" style:font-weight-asian="normal" style:font-weight-complex="normal"/>
    </style:style>
    <style:style style:name="T40" style:family="text">
      <style:text-properties style:text-position="0% 100%" fo:font-weight="normal" officeooo:rsid="0026e72c" style:font-weight-asian="normal" style:font-weight-complex="normal"/>
    </style:style>
    <style:style style:name="T41" style:family="text">
      <style:text-properties style:text-position="0% 100%" officeooo:rsid="004add1e"/>
    </style:style>
    <style:style style:name="T42" style:family="text">
      <style:text-properties style:text-position="0% 100%" officeooo:rsid="0049892c"/>
    </style:style>
    <style:style style:name="T43" style:family="text">
      <style:text-properties style:text-position="0% 100%" officeooo:rsid="0047c059"/>
    </style:style>
    <style:style style:name="T44" style:family="text">
      <style:text-properties style:text-position="0% 100%" officeooo:rsid="00515985"/>
    </style:style>
    <style:style style:name="T45" style:family="text">
      <style:text-properties style:text-position="0% 100%" officeooo:rsid="005d36ec"/>
    </style:style>
    <style:style style:name="T46" style:family="text">
      <style:text-properties style:text-position="0% 100%" fo:font-size="12pt" officeooo:rsid="0045664e" style:font-size-asian="12pt" style:font-size-complex="12pt"/>
    </style:style>
    <style:style style:name="T47" style:family="text">
      <style:text-properties style:text-position="0% 100%" officeooo:rsid="00625733"/>
    </style:style>
    <style:style style:name="T48" style:family="text">
      <style:text-properties officeooo:rsid="002b13e7"/>
    </style:style>
    <style:style style:name="T49" style:family="text">
      <style:text-properties officeooo:rsid="003b3a9f"/>
    </style:style>
    <style:style style:name="T50" style:family="text">
      <style:text-properties officeooo:rsid="003c992a"/>
    </style:style>
    <style:style style:name="T51" style:family="text">
      <style:text-properties officeooo:rsid="003e3753"/>
    </style:style>
    <style:style style:name="T52" style:family="text">
      <style:text-properties officeooo:rsid="003ea6dc"/>
    </style:style>
    <style:style style:name="T53" style:family="text">
      <style:text-properties officeooo:rsid="003ef7a7"/>
    </style:style>
    <style:style style:name="T54" style:family="text">
      <style:text-properties officeooo:rsid="00408ee2"/>
    </style:style>
    <style:style style:name="T55" style:family="text">
      <style:text-properties officeooo:rsid="0043db9c"/>
    </style:style>
    <style:style style:name="T56" style:family="text">
      <style:text-properties officeooo:rsid="0045664e"/>
    </style:style>
    <style:style style:name="T57" style:family="text">
      <style:text-properties officeooo:rsid="0047c059"/>
    </style:style>
    <style:style style:name="T58" style:family="text">
      <style:text-properties officeooo:rsid="0049892c"/>
    </style:style>
    <style:style style:name="T59" style:family="text">
      <style:text-properties officeooo:rsid="0059177d"/>
    </style:style>
    <style:style style:name="T60" style:family="text">
      <style:text-properties fo:font-size="12pt" officeooo:rsid="0059177d" style:font-size-asian="12pt" style:font-size-complex="12pt"/>
    </style:style>
    <style:style style:name="T61" style:family="text">
      <style:text-properties style:font-name="Cantarel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w vowel becomes mid central<text:span text:style-name="T3">ized </text:span>in unstressed syllables:</text:p>
      <text:list xml:id="list501671349" text:style-name="L1">
        <text:list-item>
          <text:p text:style-name="P3">/a/ &gt; [ə]</text:p>
        </text:list-item>
        <text:list-item>
          <text:p text:style-name="P3">/aː/ &gt; [ɜˑ]</text:p>
        </text:list-item>
      </text:list>
      <text:p text:style-name="P2">Ejective stops become tenuis:</text:p>
      <text:list xml:id="list2138415009" text:style-name="L3">
        <text:list-item>
          <text:p text:style-name="P4">/pʼ/ &gt; /p/ = [p˭]</text:p>
        </text:list-item>
        <text:list-item>
          <text:p text:style-name="P4">/tʼ/ &gt; /t/ = [t˭]</text:p>
        </text:list-item>
        <text:list-item>
          <text:p text:style-name="P4">/cʼ/ &gt; /c/ = [c˭]</text:p>
        </text:list-item>
        <text:list-item>
          <text:p text:style-name="P4">/kʼ/ &gt; /k/ = [k˭]</text:p>
        </text:list-item>
        <text:list-item>
          <text:p text:style-name="P4">/kʷʼ/ &gt; /kʷ/ = [kʷ˭]</text:p>
        </text:list-item>
      </text:list>
      <text:p text:style-name="P2"><text:span text:style-name="T2">Tenuis stops and fricatives become voiced </text:span><text:span text:style-name="T11">and pharyngeal fricative lenites into approximant</text:span><text:span text:style-name="T2"> between voiced sound:</text:span></text:p>
      <text:list xml:id="list312520254" text:style-name="L4">
        <text:list-item>
          <text:p text:style-name="P5">/p/ &gt; [b]</text:p>
        </text:list-item>
        <text:list-item>
          <text:p text:style-name="P5">/t/ &gt; [d]</text:p>
        </text:list-item>
        <text:list-item>
          <text:p text:style-name="P5">/c/ &gt; [ɟ]</text:p>
        </text:list-item>
        <text:list-item>
          <text:p text:style-name="P5">/k/ &gt; [g]</text:p>
        </text:list-item>
        <text:list-item>
          <text:p text:style-name="P5">/kʷ/ &gt; [gʷ]</text:p>
        </text:list-item>
        <text:list-item>
          <text:p text:style-name="P5">/ɸ/ &gt; [β]</text:p>
        </text:list-item>
        <text:list-item>
          <text:p text:style-name="P5">/s/ &gt; [z]</text:p>
        </text:list-item>
        <text:list-item>
          <text:p text:style-name="P5">/x/ &gt; [ɣ]</text:p>
        </text:list-item>
        <text:list-item>
          <text:p text:style-name="P5">/xʷ/ &gt; [ɣʷ]</text:p>
        </text:list-item>
        <text:list-item>
          <text:p text:style-name="P5">/ħ/ &gt; /<text:span text:style-name="T6">ʕ/</text:span></text:p>
        </text:list-item>
      </text:list>
      <text:p text:style-name="P2">Pharyngeal fricative lenites into <text:span text:style-name="T12">voiceless</text:span> glottal transition:</text:p>
      <text:list xml:id="list1409207792" text:style-name="L5">
        <text:list-item>
          <text:p text:style-name="P6">/ħ/ &gt; /h/</text:p>
        </text:list-item>
      </text:list>
      <text:p text:style-name="P2">Pharyngeal approximant strengthens into glottal stop:</text:p>
      <text:list xml:id="list2720353246" text:style-name="L6">
        <text:list-item>
          <text:p text:style-name="P7">/<text:span text:style-name="T6">ʕ/ </text:span><text:span text:style-name="T5">&gt; /ʔ/</text:span></text:p>
        </text:list-item>
      </text:list>
      <text:p text:style-name="P2">Voiced palatal stop allophone lenites into palatal approximant:</text:p>
      <text:list xml:id="list3738320683" text:style-name="L8">
        <text:list-item>
          <text:p text:style-name="P8">/<text:span text:style-name="T2">ɟ/ </text:span>&gt; /j/</text:p>
        </text:list-item>
      </text:list>
      <text:p text:style-name="P2">Palatal approximant strengthten into palatal fricative:</text:p>
      <text:list xml:id="list1209467809" text:style-name="L9">
        <text:list-item>
          <text:p text:style-name="P9">/<text:span text:style-name="T10">j/ &gt; /ʝ/</text:span></text:p>
        </text:list-item>
      </text:list>
      <text:p text:style-name="P2">Palatal fricative near and voiceless glottal transition combine into a new <text:span text:style-name="T13">voiceless palatal fricative:</text:span></text:p>
      <text:list xml:id="list4097406990" text:style-name="L10">
        <text:list-item>
          <text:p text:style-name="P10"><text:soft-page-break/>/h<text:span text:style-name="T10">ʝ, ʝ</text:span>h<text:span text:style-name="T10">/ </text:span>&gt; /ç/</text:p>
        </text:list-item>
      </text:list>
      <text:p text:style-name="P2">Alveolar approximant and alveolar tenuis stop combine into a new lateral alveolar approximant:</text:p>
      <text:list xml:id="list2311993017" text:style-name="L11">
        <text:list-item>
          <text:p text:style-name="P11">/<text:span text:style-name="T5">ɹt, tɹ/ &gt; /l/</text:span></text:p>
        </text:list-item>
      </text:list>
      <text:p text:style-name="P2">Affrication of aspirated stops:</text:p>
      <text:list xml:id="list608583616" text:style-name="L18">
        <text:list-item>
          <text:p text:style-name="P12">/pʰ/ &gt; /p͡ɸ/</text:p>
        </text:list-item>
        <text:list-item>
          <text:p text:style-name="P12">/tʰ/ &gt; /t͡s/</text:p>
        </text:list-item>
        <text:list-item>
          <text:p text:style-name="P12">/cʰ/ &gt; /c͡ç/</text:p>
        </text:list-item>
        <text:list-item>
          <text:p text:style-name="P12">/kʰ/ &gt; /k͡x/</text:p>
        </text:list-item>
        <text:list-item>
          <text:p text:style-name="P12">/kʷʰ/ &gt; /k͡xʷ/</text:p>
        </text:list-item>
      </text:list>
      <text:p text:style-name="P2">Central vowel allophones shift to back allophones, except for low-mid and <text:span text:style-name="T14">short </text:span>mid central vowel allophones:</text:p>
      <text:list xml:id="list2415372998" text:style-name="L12">
        <text:list-item>
          <text:p text:style-name="P13">[a(<text:span text:style-name="T5">ː)]</text:span> &gt; [ɑ(<text:span text:style-name="T5">ː)]</text:span></text:p>
        </text:list-item>
        <text:list-item>
          <text:p text:style-name="P13"><text:span text:style-name="T5">[</text:span><text:span text:style-name="T7">ɨ</text:span><text:span text:style-name="T5">] &gt; [</text:span><text:span text:style-name="T8">ɯ</text:span><text:span text:style-name="T5">]</text:span></text:p>
        </text:list-item>
        <text:list-item>
          <text:p text:style-name="P13"><text:span text:style-name="T5">[ɨː] &gt; [</text:span><text:span text:style-name="T8">ɯə̯</text:span><text:span text:style-name="T5">]</text:span></text:p>
        </text:list-item>
        <text:list-item>
          <text:p text:style-name="P13"><text:span text:style-name="T5">[</text:span><text:span text:style-name="T8">əː</text:span><text:span text:style-name="T5">] &gt; [ɤ̞ə̯]</text:span></text:p>
        </text:list-item>
      </text:list>
      <text:p text:style-name="P2"><text:span text:style-name="T17">L</text:span><text:span text:style-name="T15">ong high </text:span><text:span text:style-name="T16">and mid</text:span><text:span text:style-name="T15"> back unrouned vowel allophone</text:span><text:span text:style-name="T17">s become hiatuses</text:span><text:span text:style-name="T15">:</text:span></text:p>
      <text:list xml:id="list1543772627" text:style-name="L13">
        <text:list-item>
          <text:p text:style-name="P14"><text:span text:style-name="T5">[</text:span><text:span text:style-name="T8">ɯə̯</text:span><text:span text:style-name="T5">] </text:span><text:span text:style-name="T9">&gt; </text:span><text:span text:style-name="T5">[</text:span><text:span text:style-name="T8">ɯ.ə</text:span><text:span text:style-name="T5">]</text:span></text:p>
        </text:list-item>
        <text:list-item>
          <text:p text:style-name="P14"><text:span text:style-name="T16">[</text:span>ɤ̞ə̯<text:span text:style-name="T16">] &gt; [ɤ̞.ə]</text:span></text:p>
        </text:list-item>
      </text:list>
      <text:p text:style-name="P2">Deletion of mid central vowel <text:span text:style-name="T18">allophone; </text:span><text:span text:style-name="T54">voic</text:span><text:span text:style-name="T59">ed</text:span><text:span text:style-name="T54"> </text:span><text:span text:style-name="T60">obstruents</text:span><text:span text:style-name="T54"> are now phonemic</text:span>:</text:p>
      <text:list xml:id="list2721767764" text:style-name="L14">
        <text:list-item>
          <text:p text:style-name="P15">[ə] &gt; ∅</text:p>
        </text:list-item>
      </text:list>
      <text:p text:style-name="P2">Low-mid central vowel <text:span text:style-name="T18">allophone</text:span> shifts into mid central vowel:</text:p>
      <text:list xml:id="list2054278280" text:style-name="L15">
        <text:list-item>
          <text:p text:style-name="P1">[ɜ<text:span text:style-name="T61">ˑ</text:span>] &gt; [ə]</text:p>
        </text:list-item>
      </text:list>
      <text:p text:style-name="P2">Resulting consonant clusters are simplified, <text:span text:style-name="T48">in this order</text:span>:</text:p>
      <text:list xml:id="list309891359" text:style-name="L16">
        <text:list-item>
          <text:p text:style-name="P16"><text:span text:style-name="T24">(</text:span><text:span text:style-name="T26">C</text:span><text:span text:style-name="T21">1</text:span><text:span text:style-name="T26"> </text:span><text:span text:style-name="T29">is an </text:span><text:span text:style-name="T26">obstruent, A is a </text:span><text:span text:style-name="T29">sequence of</text:span><text:span text:style-name="T26"> approximant</text:span><text:span text:style-name="T29">s </text:span><text:span text:style-name="T31">except /</text:span><text:span text:style-name="T4">ɹ/</text:span><text:span text:style-name="T29">, </text:span><text:span text:style-name="T26">C</text:span><text:span text:style-name="T21">2</text:span><text:span text:style-name="T26"> </text:span><text:span text:style-name="T29">is an</text:span><text:span text:style-name="T30">y</text:span><text:span text:style-name="T29"> </text:span><text:span text:style-name="T30">consonant </text:span><text:span text:style-name="T35">except vocalic </text:span><text:span text:style-name="T31">/</text:span><text:span text:style-name="T4">ɹ/</text:span><text:span text:style-name="T26">): /C</text:span><text:span text:style-name="T21">1</text:span><text:span text:style-name="T26">AC</text:span><text:span text:style-name="T21">2</text:span><text:span text:style-name="T26">/ &gt; /C</text:span><text:span text:style-name="T21">1</text:span><text:span text:style-name="T26">C</text:span><text:span text:style-name="T21">2</text:span><text:span text:style-name="T26">/</text:span></text:p>
        </text:list-item>
        <text:list-item>
          <text:p text:style-name="P16"><text:span text:style-name="T19">(C</text:span><text:span text:style-name="T24"> is a sequence of </text:span><text:span text:style-name="T26">occlusives</text:span><text:span text:style-name="T24">): </text:span><text:span text:style-name="T19">/</text:span><text:span text:style-name="T24">C</text:span><text:span text:style-name="T20">1</text:span><text:span text:style-name="T24">C</text:span><text:span text:style-name="T20">2</text:span><text:span text:style-name="T24">…C</text:span><text:span text:style-name="T20">n</text:span><text:span text:style-name="T19">/ &gt; /C</text:span><text:span text:style-name="T20">1</text:span><text:span text:style-name="T24">/</text:span></text:p>
        </text:list-item>
        <text:list-item>
          <text:p text:style-name="P16"><text:span text:style-name="T24">(C is a sequence of fricatives): /C</text:span><text:span text:style-name="T20">1</text:span><text:span text:style-name="T24">C</text:span><text:span text:style-name="T20">2</text:span><text:span text:style-name="T24">…C</text:span><text:span text:style-name="T20">n</text:span><text:span text:style-name="T24">/ &gt; /C</text:span><text:span text:style-name="T20">1</text:span><text:span text:style-name="T24">/</text:span></text:p>
        </text:list-item>
        <text:list-item>
          <text:p text:style-name="P16"><text:span text:style-name="T24">(C is a sequence of </text:span><text:span text:style-name="T26">occlusives</text:span><text:span text:style-name="T36"> and fricatives</text:span><text:span text:style-name="T24">): /C</text:span><text:span text:style-name="T20">1</text:span><text:span text:style-name="T24">C</text:span><text:span text:style-name="T20">2</text:span><text:span text:style-name="T24">…C</text:span><text:span text:style-name="T20">n</text:span><text:span text:style-name="T24">/ &gt; /C</text:span><text:span text:style-name="T20">1</text:span><text:span text:style-name="T24">C</text:span><text:span text:style-name="T20">n </text:span><text:span text:style-name="T24">/</text:span></text:p>
        </text:list-item>
        <text:list-item>
          <text:p text:style-name="P17"><text:span text:style-name="T24">(C</text:span><text:span text:style-name="T20">1</text:span><text:span text:style-name="T24"> is a consonant): /C</text:span><text:span text:style-name="T20">1</text:span><text:span text:style-name="T24">C</text:span><text:span text:style-name="T20">1</text:span><text:span text:style-name="T23">…</text:span><text:span text:style-name="T24">C</text:span><text:span text:style-name="T20">1</text:span><text:span text:style-name="T40">/ </text:span><text:span text:style-name="T39">&gt; /</text:span><text:span text:style-name="T40">C</text:span><text:span text:style-name="T22">1</text:span><text:span text:style-name="T40">/</text:span></text:p>
        </text:list-item>
      </text:list>
      <text:p text:style-name="P2"><text:span text:style-name="T49">Due to previous change, vowels split into </text:span><text:span text:style-name="T51">front </text:span><text:span text:style-name="T49">and </text:span><text:span text:style-name="T51">back</text:span><text:span text:style-name="T49">:</text:span></text:p>
      <text:list xml:id="list165329800159345" text:continue-numbering="true" text:style-name="L16">
        <text:list-item>
          <text:p text:style-name="P16"><text:soft-page-break/>/<text:span text:style-name="T50">a(ː)/ &gt; /a(ː), ɑ(ː)/</text:span></text:p>
        </text:list-item>
        <text:list-item>
          <text:p text:style-name="P16">/e(ː)/ &gt; /e(ː), o(ː)/</text:p>
        </text:list-item>
        <text:list-item>
          <text:p text:style-name="P16">/i(ː)/ &gt; /i(ː), u(ː)/</text:p>
        </text:list-item>
      </text:list>
      <text:p text:style-name="P2"><text:span text:style-name="T24">W</text:span><text:span text:style-name="T23">ith the creation of new words combining old words, mid central vowel allophone becomes phonemic:</text:span></text:p>
      <text:list xml:id="list1344797910" text:style-name="L17">
        <text:list-item>
          <text:p text:style-name="P18"><text:span text:style-name="T27">[</text:span><text:span text:style-name="T28">ə</text:span><text:span text:style-name="T27">] &gt; /</text:span><text:span text:style-name="T28">ə/</text:span></text:p>
        </text:list-item>
      </text:list>
      <text:p text:style-name="P2"><text:span text:style-name="T28">D</text:span><text:span text:style-name="T23">eletion of labiovelar approximant before vowels:</text:span></text:p>
      <text:list xml:id="list3456146934" text:style-name="L19">
        <text:list-item>
          <text:p text:style-name="P19">/w/ &gt; ∅</text:p>
        </text:list-item>
      </text:list>
      <text:p text:style-name="P2"><text:span text:style-name="T49">Due to previous change, </text:span><text:span text:style-name="T52">back </text:span><text:span text:style-name="T49">vowels split into </text:span><text:span text:style-name="T52">unrounded </text:span><text:span text:style-name="T49">and </text:span><text:span text:style-name="T52">rounded</text:span><text:span text:style-name="T49">:</text:span></text:p>
      <text:list xml:id="list165328790702527" text:continue-numbering="true" text:style-name="L19">
        <text:list-item>
          <text:p text:style-name="P19">/<text:span text:style-name="T50">ɑ(ː)/ </text:span><text:span text:style-name="T53">&gt; /</text:span><text:span text:style-name="T50">ɑ(ː), ɒ(ː)/</text:span></text:p>
        </text:list-item>
        <text:list-item>
          <text:p text:style-name="P19">/o/ <text:span text:style-name="T53">&gt; /ɤ, o/ </text:span></text:p>
        </text:list-item>
        <text:list-item>
          <text:p text:style-name="P19"><text:span text:style-name="T24">/u/ </text:span><text:span text:style-name="T32">&gt; /ɯ, u/</text:span></text:p>
        </text:list-item>
      </text:list>
      <text:p text:style-name="P2"><text:span text:style-name="T32">V</text:span><text:span text:style-name="T23">elar fricatives are fronted to palatal fricatives near palatal consonants and front vowels:</text:span></text:p>
      <text:list xml:id="list3442937475" text:style-name="L21">
        <text:list-item>
          <text:p text:style-name="P20">/x/ &gt; /ç/</text:p>
        </text:list-item>
        <text:list-item>
          <text:p text:style-name="P20">/xʷ/ &gt; <text:span text:style-name="T55">[</text:span>çʷ<text:span text:style-name="T55">]</text:span></text:p>
        </text:list-item>
        <text:list-item>
          <text:p text:style-name="P20"><text:span text:style-name="T23">/ɣ/ </text:span><text:span text:style-name="T33">&gt; </text:span><text:span text:style-name="T37">/</text:span><text:span text:style-name="T34">ʝ</text:span><text:span text:style-name="T37">/</text:span></text:p>
        </text:list-item>
        <text:list-item>
          <text:p text:style-name="P20"><text:span text:style-name="T34">/ɣʷ/ </text:span><text:span text:style-name="T33">&gt; </text:span><text:span text:style-name="T37">[</text:span><text:span text:style-name="T34">ʝʷ</text:span><text:span text:style-name="T37">]</text:span></text:p>
        </text:list-item>
      </text:list>
      <text:p text:style-name="P24"><text:span text:style-name="T37">D</text:span><text:span text:style-name="T38">eletion of palatal fricatives and palatal </text:span><text:span text:style-name="T46">occlusives</text:span><text:span text:style-name="T38"> near (palatalized) velar fricatives:</text:span></text:p>
      <text:list xml:id="list165330698963986" text:continue-numbering="true" text:style-name="L21">
        <text:list-item>
          <text:p text:style-name="P21">/c͡çx, <text:span text:style-name="T56">x</text:span>c͡ç, <text:span text:style-name="T57">çx, </text:span><text:span text:style-name="T56">x</text:span><text:span text:style-name="T57">ç, </text:span><text:span text:style-name="T34">ʝ</text:span><text:span text:style-name="T41">x, x</text:span><text:span text:style-name="T34">ʝ</text:span>/ &gt; /ç/</text:p>
        </text:list-item>
        <text:list-item>
          <text:p text:style-name="P22">/c͡çxʷ, xʷc͡ç, <text:span text:style-name="T58">çxʷ, xʷç, xʷ</text:span><text:span text:style-name="T34">ʝ, </text:span><text:span text:style-name="T42">xʷ</text:span><text:span text:style-name="T34">ʝ</text:span>/ &gt; /çʷ/</text:p>
        </text:list-item>
        <text:list-item>
          <text:p text:style-name="P23">/c͡ç<text:span text:style-name="T23">ɣ </text:span>, <text:span text:style-name="T23">ɣ</text:span>c͡ç, <text:span text:style-name="T57">ç</text:span><text:span text:style-name="T43">ɣ</text:span><text:span text:style-name="T57">, </text:span><text:span text:style-name="T43">ɣ</text:span><text:span text:style-name="T57">ç, </text:span><text:span text:style-name="T34">ʝɣ</text:span><text:span text:style-name="T41">, ɣ</text:span><text:span text:style-name="T34">ʝ</text:span>/ &gt; /<text:span text:style-name="T34">ʝ</text:span>/</text:p>
        </text:list-item>
        <text:list-item>
          <text:p text:style-name="P23"><text:span text:style-name="T23">/c͡ç</text:span><text:span text:style-name="T34">ɣ</text:span><text:span text:style-name="T23">ʷ, </text:span><text:span text:style-name="T34">ɣ</text:span><text:span text:style-name="T23">ʷc͡ç, </text:span><text:span text:style-name="T42">ç</text:span><text:span text:style-name="T34">ɣ</text:span><text:span text:style-name="T42">ʷ, </text:span><text:span text:style-name="T34">ɣ</text:span><text:span text:style-name="T42">ʷç, </text:span><text:span text:style-name="T34">ɣ</text:span><text:span text:style-name="T42">ʷ</text:span><text:span text:style-name="T34">ʝ, ɣ</text:span><text:span text:style-name="T42">ʷ</text:span><text:span text:style-name="T34">ʝ</text:span><text:span text:style-name="T23">/ &gt; /</text:span><text:span text:style-name="T34">ʝ</text:span><text:span text:style-name="T23">ʷ/</text:span></text:p>
        </text:list-item>
      </text:list>
      <text:p text:style-name="P25"><text:span text:style-name="T44">V</text:span><text:span text:style-name="T23">oiceless glottal transition deleted in coda position:</text:span></text:p>
      <text:list xml:id="list2782815630" text:style-name="L23">
        <text:list-item>
          <text:p text:style-name="P26"><text:span text:style-name="T23">/h/ &gt; ∅</text:span></text:p>
        </text:list-item>
      </text:list>
      <text:p text:style-name="P33"><text:span text:style-name="T23">Unrounded back vowels became front vowels when there palatal consonants and front vowels in the same wor</text:span><text:span text:style-name="T47">d</text:span><text:span text:style-name="T23">:</text:span></text:p>
      <text:list xml:id="list348031356" text:style-name="L26">
        <text:list-item>
          <text:p text:style-name="P32"><text:span text:style-name="T23">/</text:span><text:span text:style-name="T45">ɑ(ː)/ </text:span><text:span text:style-name="T23">&gt; /æ</text:span><text:span text:style-name="T45">(ː)/</text:span></text:p>
        </text:list-item>
        <text:list-item>
          <text:p text:style-name="P32"><text:span text:style-name="T45">/ɤ/ </text:span><text:span text:style-name="T23">&gt; /e/</text:span></text:p>
        </text:list-item>
        <text:list-item>
          <text:p text:style-name="P32"><text:span text:style-name="T23">/</text:span><text:span text:style-name="T45">ɯ/ </text:span><text:span text:style-name="T23">&gt; /i/</text:span></text:p>
        </text:list-item>
      </text:list>
      <text:p text:style-name="P35"><text:span text:style-name="T23">Remaining unrounded back vowels become rounded:</text:span></text:p>
      <text:list xml:id="list165328972628504" text:continue-numbering="true" text:style-name="L26">
        <text:list-item>
          <text:p text:style-name="P32"><text:span text:style-name="T23">/</text:span><text:span text:style-name="T45">ɑ(ː)/ </text:span><text:span text:style-name="T23">&gt; /</text:span><text:span text:style-name="T45">ɒ(ː)/</text:span></text:p>
        </text:list-item>
        <text:list-item>
          <text:p text:style-name="P32"><text:soft-page-break/><text:span text:style-name="T45">/ɤ/ </text:span><text:span text:style-name="T23">&gt; /</text:span><text:span text:style-name="T47">o</text:span><text:span text:style-name="T23">/</text:span></text:p>
        </text:list-item>
        <text:list-item>
          <text:p text:style-name="P32"><text:span text:style-name="T23">/</text:span><text:span text:style-name="T45">ɯ/ </text:span><text:span text:style-name="T23">&gt; /</text:span><text:span text:style-name="T47">u</text:span><text:span text:style-name="T23">/</text:span></text:p>
        </text:list-item>
      </text:list>
      <text:p text:style-name="P27"><text:span text:style-name="T23">Vowels followed by a nasal consonant in coda position get nasalized </text:span><text:span text:style-name="T45">and raised</text:span><text:span text:style-name="T23">:</text:span></text:p>
      <text:list xml:id="list3894196712" text:style-name="L24">
        <text:list-item>
          <text:p text:style-name="P28"><text:span text:style-name="T23">/æ(ː)/ &gt; [ɛ̃(ː)]</text:span></text:p>
        </text:list-item>
        <text:list-item>
          <text:p text:style-name="P28"><text:span text:style-name="T23">/e(ː)/ &gt; [ẽ(ː)]</text:span></text:p>
        </text:list-item>
        <text:list-item>
          <text:p text:style-name="P28"><text:span text:style-name="T23">/i(ː)/ &gt; [ĩ(ː)]</text:span></text:p>
        </text:list-item>
        <text:list-item>
          <text:p text:style-name="P28"><text:span text:style-name="T23">/ə/ &gt; [ɘ̃]</text:span></text:p>
        </text:list-item>
        <text:list-item>
          <text:p text:style-name="P28"><text:span text:style-name="T23">/ɒ(ː)/ &gt; [ɔ̃(ː)]</text:span></text:p>
        </text:list-item>
        <text:list-item>
          <text:p text:style-name="P28"><text:span text:style-name="T23">/o(ː)/ &gt; [õ(ː)]</text:span></text:p>
        </text:list-item>
        <text:list-item>
          <text:p text:style-name="P28"><text:span text:style-name="T23">/u(ː)/ &gt; [ũ(ː)]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2" svg:font-family="'Noto Sans'" style:font-family-generic="swiss"/>
    <style:font-face style:name="Noto Color Emoji" svg:font-family="'Noto Color Emoji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0402in" fo:margin-bottom="0.0402in" loext:contextual-spacing="false" fo:line-height="115%" fo:text-indent="0.3in" style:auto-text-indent="false"/>
      <style:text-properties style:font-name="Cantarell" fo:font-family="Cantarell" style:font-pitch="variable" fo:font-size="12pt" officeooo:rsid="0013b594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1:24:59.700511738</meta:creation-date>
    <dc:date>2020-04-02T16:44:33.627906135</dc:date>
    <meta:editing-duration>PT3H56M3S</meta:editing-duration>
    <meta:editing-cycles>69</meta:editing-cycles>
    <meta:generator>LibreOffice/6.4.2.2$Linux_X86_64 LibreOffice_project/40$Build-2</meta:generator>
    <meta:document-statistic meta:table-count="0" meta:image-count="0" meta:object-count="0" meta:page-count="4" meta:paragraph-count="96" meta:word-count="615" meta:character-count="3058" meta:non-whitespace-character-count="2609"/>
  </office:meta>
</office:document-meta>
</file>